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fc02" officeooo:paragraph-rsid="0020fc02"/>
    </style:style>
    <style:style style:name="P2" style:family="paragraph" style:parent-style-name="Standard">
      <style:text-properties officeooo:paragraph-rsid="0020fc02"/>
    </style:style>
    <style:style style:name="P3" style:family="paragraph" style:parent-style-name="Standard">
      <style:text-properties officeooo:rsid="00250c66" officeooo:paragraph-rsid="00250c66"/>
    </style:style>
    <style:style style:name="P4" style:family="paragraph" style:parent-style-name="Standard">
      <style:text-properties officeooo:rsid="0026d75b" officeooo:paragraph-rsid="0026d75b"/>
    </style:style>
    <style:style style:name="P5" style:family="paragraph" style:parent-style-name="Standard">
      <style:text-properties officeooo:rsid="00276dd4" officeooo:paragraph-rsid="00276dd4"/>
    </style:style>
    <style:style style:name="P6" style:family="paragraph" style:parent-style-name="Standard">
      <style:text-properties officeooo:paragraph-rsid="0027dbde"/>
    </style:style>
    <style:style style:name="P7" style:family="paragraph" style:parent-style-name="Standard">
      <style:text-properties officeooo:rsid="00398c1a" officeooo:paragraph-rsid="00398c1a"/>
    </style:style>
    <style:style style:name="P8" style:family="paragraph" style:parent-style-name="Standard">
      <style:text-properties officeooo:paragraph-rsid="00405abd"/>
    </style:style>
    <style:style style:name="P9" style:family="paragraph" style:parent-style-name="Standard">
      <style:text-properties officeooo:rsid="004fea31" officeooo:paragraph-rsid="004fea31"/>
    </style:style>
    <style:style style:name="P10" style:family="paragraph" style:parent-style-name="Standard">
      <style:text-properties officeooo:rsid="0051a5c8" officeooo:paragraph-rsid="0051a5c8"/>
    </style:style>
    <style:style style:name="P11" style:family="paragraph" style:parent-style-name="Standard">
      <style:text-properties officeooo:paragraph-rsid="005244ca"/>
    </style:style>
    <style:style style:name="P12" style:family="paragraph" style:parent-style-name="Standard">
      <style:text-properties officeooo:paragraph-rsid="004fea31"/>
    </style:style>
    <style:style style:name="P13" style:family="paragraph" style:parent-style-name="Standard">
      <style:paragraph-properties fo:margin-left="0.4925in" fo:margin-right="0in" fo:text-indent="0in" style:auto-text-indent="false"/>
      <style:text-properties officeooo:rsid="00398c1a" officeooo:paragraph-rsid="00398c1a"/>
    </style:style>
    <style:style style:name="P14" style:family="paragraph" style:parent-style-name="Standard">
      <style:paragraph-properties fo:margin-left="0.9846in" fo:margin-right="0in" fo:text-indent="0in" style:auto-text-indent="false"/>
      <style:text-properties officeooo:rsid="00398c1a" officeooo:paragraph-rsid="00398c1a"/>
    </style:style>
    <style:style style:name="P15" style:family="paragraph" style:parent-style-name="Standard">
      <style:paragraph-properties fo:margin-left="1.4772in" fo:margin-right="0in" fo:text-indent="0in" style:auto-text-indent="false"/>
      <style:text-properties officeooo:rsid="00398c1a" officeooo:paragraph-rsid="00398c1a"/>
    </style:style>
    <style:style style:name="P16" style:family="paragraph" style:parent-style-name="Standard">
      <style:paragraph-properties fo:margin-left="1.9693in" fo:margin-right="0in" fo:text-indent="0in" style:auto-text-indent="false"/>
      <style:text-properties officeooo:rsid="00398c1a" officeooo:paragraph-rsid="00398c1a"/>
    </style:style>
    <style:style style:name="P17" style:family="paragraph" style:parent-style-name="Standard">
      <style:paragraph-properties fo:margin-left="1.9693in" fo:margin-right="0in" fo:text-indent="0in" style:auto-text-indent="false"/>
      <style:text-properties officeooo:rsid="003b7901" officeooo:paragraph-rsid="003b7901"/>
    </style:style>
    <style:style style:name="P18" style:family="paragraph" style:parent-style-name="Standard">
      <style:paragraph-properties fo:margin-left="2.4618in" fo:margin-right="0in" fo:text-indent="0in" style:auto-text-indent="false"/>
      <style:text-properties officeooo:rsid="00398c1a" officeooo:paragraph-rsid="00398c1a"/>
    </style:style>
    <style:style style:name="P19" style:family="paragraph" style:parent-style-name="Standard">
      <style:paragraph-properties fo:margin-left="2.4618in" fo:margin-right="0in" fo:text-indent="0in" style:auto-text-indent="false"/>
      <style:text-properties officeooo:rsid="003b7901" officeooo:paragraph-rsid="003b7901"/>
    </style:style>
    <style:style style:name="P20" style:family="paragraph" style:parent-style-name="Standard">
      <style:paragraph-properties fo:margin-left="0in" fo:margin-right="0in" fo:text-indent="0in" style:auto-text-indent="false"/>
      <style:text-properties officeooo:rsid="003d1e7c" officeooo:paragraph-rsid="003d1e7c"/>
    </style:style>
    <style:style style:name="P21" style:family="paragraph" style:parent-style-name="Standard">
      <style:paragraph-properties fo:margin-left="0in" fo:margin-right="0in" fo:text-indent="0in" style:auto-text-indent="false"/>
      <style:text-properties officeooo:rsid="003ef39b" officeooo:paragraph-rsid="003ef39b"/>
    </style:style>
    <style:style style:name="P22" style:family="paragraph" style:parent-style-name="Standard">
      <style:paragraph-properties fo:margin-left="0in" fo:margin-right="0in" fo:text-indent="0in" style:auto-text-indent="false"/>
      <style:text-properties officeooo:rsid="00440c53" officeooo:paragraph-rsid="00460845"/>
    </style:style>
    <style:style style:name="P23" style:family="paragraph" style:parent-style-name="Standard">
      <style:paragraph-properties fo:margin-left="0in" fo:margin-right="0in" fo:text-indent="0in" style:auto-text-indent="false"/>
      <style:text-properties officeooo:rsid="0047bc8e" officeooo:paragraph-rsid="0047bc8e"/>
    </style:style>
    <style:style style:name="P24" style:family="paragraph" style:parent-style-name="Standard">
      <style:paragraph-properties fo:margin-left="0in" fo:margin-right="0in" fo:text-indent="0in" style:auto-text-indent="false"/>
      <style:text-properties officeooo:paragraph-rsid="0047bc8e"/>
    </style:style>
    <style:style style:name="P25" style:family="paragraph" style:parent-style-name="Standard">
      <style:paragraph-properties fo:margin-left="0in" fo:margin-right="0in" fo:text-indent="0in" style:auto-text-indent="false"/>
      <style:text-properties officeooo:rsid="004b3936" officeooo:paragraph-rsid="004b3936"/>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8" style:family="paragraph" style:parent-style-name="Standard">
      <style:paragraph-properties fo:margin-left="0in" fo:margin-right="0in" fo:text-indent="0in" style:auto-text-indent="false"/>
      <style:text-properties fo:color="#646464" style:font-name="Monospace" fo:font-size="10pt" officeooo:rsid="00440c53" officeooo:paragraph-rsid="00460845"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0" style:family="paragraph" style:parent-style-name="Standard">
      <style:paragraph-properties fo:margin-left="0in" fo:margin-right="0in" fo:text-indent="0in" style:auto-text-indent="false"/>
      <style:text-properties fo:color="#000000" style:font-name="Monospace" fo:font-size="10pt" officeooo:rsid="00440c53" officeooo:paragraph-rsid="00460845" style:font-size-asian="10pt"/>
    </style:style>
    <style:style style:name="P31" style:family="paragraph" style:parent-style-name="Standard">
      <style:text-properties officeooo:rsid="0056c81f" officeooo:paragraph-rsid="0056c81f"/>
    </style:style>
    <style:style style:name="T1" style:family="text">
      <style:text-properties officeooo:rsid="0013dfed"/>
    </style:style>
    <style:style style:name="T2" style:family="text">
      <style:text-properties officeooo:rsid="0014e174"/>
    </style:style>
    <style:style style:name="T3" style:family="text">
      <style:text-properties officeooo:rsid="0016bddc"/>
    </style:style>
    <style:style style:name="T4" style:family="text">
      <style:text-properties officeooo:rsid="001841e4"/>
    </style:style>
    <style:style style:name="T5" style:family="text">
      <style:text-properties officeooo:rsid="0019afb5"/>
    </style:style>
    <style:style style:name="T6" style:family="text">
      <style:text-properties officeooo:rsid="001b1f80"/>
    </style:style>
    <style:style style:name="T7" style:family="text">
      <style:text-properties officeooo:rsid="001c886d"/>
    </style:style>
    <style:style style:name="T8" style:family="text">
      <style:text-properties officeooo:rsid="001e6798"/>
    </style:style>
    <style:style style:name="T9" style:family="text">
      <style:text-properties officeooo:rsid="0021aca1"/>
    </style:style>
    <style:style style:name="T10" style:family="text">
      <style:text-properties officeooo:rsid="0022c6ac"/>
    </style:style>
    <style:style style:name="T11" style:family="text">
      <style:text-properties officeooo:rsid="0020fc02"/>
    </style:style>
    <style:style style:name="T12" style:family="text">
      <style:text-properties officeooo:rsid="0023753a"/>
    </style:style>
    <style:style style:name="T13" style:family="text">
      <style:text-properties officeooo:rsid="0026d75b"/>
    </style:style>
    <style:style style:name="T14" style:family="text">
      <style:text-properties officeooo:rsid="00276dd4"/>
    </style:style>
    <style:style style:name="T15" style:family="text">
      <style:text-properties officeooo:rsid="0027dbde"/>
    </style:style>
    <style:style style:name="T16" style:family="text">
      <style:text-properties officeooo:rsid="0029b980"/>
    </style:style>
    <style:style style:name="T17" style:family="text">
      <style:text-properties officeooo:rsid="002ae0fa"/>
    </style:style>
    <style:style style:name="T18" style:family="text">
      <style:text-properties officeooo:rsid="002c0f4d"/>
    </style:style>
    <style:style style:name="T19" style:family="text">
      <style:text-properties officeooo:rsid="002d7790"/>
    </style:style>
    <style:style style:name="T20" style:family="text">
      <style:text-properties officeooo:rsid="002dae2f"/>
    </style:style>
    <style:style style:name="T21" style:family="text">
      <style:text-properties fo:font-style="italic" officeooo:rsid="002dae2f" style:font-style-asian="italic" style:font-style-complex="italic"/>
    </style:style>
    <style:style style:name="T22" style:family="text">
      <style:text-properties officeooo:rsid="002f71dd"/>
    </style:style>
    <style:style style:name="T23" style:family="text">
      <style:text-properties officeooo:rsid="00311b23"/>
    </style:style>
    <style:style style:name="T24" style:family="text">
      <style:text-properties officeooo:rsid="0032fbc2"/>
    </style:style>
    <style:style style:name="T25" style:family="text">
      <style:text-properties officeooo:rsid="00348f59"/>
    </style:style>
    <style:style style:name="T26" style:family="text">
      <style:text-properties officeooo:rsid="003640a2"/>
    </style:style>
    <style:style style:name="T27" style:family="text">
      <style:text-properties officeooo:rsid="0037e188"/>
    </style:style>
    <style:style style:name="T28" style:family="text">
      <style:text-properties officeooo:rsid="00398c1a"/>
    </style:style>
    <style:style style:name="T29" style:family="text">
      <style:text-properties officeooo:rsid="003b7901"/>
    </style:style>
    <style:style style:name="T30" style:family="text">
      <style:text-properties officeooo:rsid="003c7794"/>
    </style:style>
    <style:style style:name="T31" style:family="text">
      <style:text-properties officeooo:rsid="003d01b7"/>
    </style:style>
    <style:style style:name="T32" style:family="text">
      <style:text-properties officeooo:rsid="003d1e7c"/>
    </style:style>
    <style:style style:name="T33" style:family="text">
      <style:text-properties officeooo:rsid="00405abd"/>
    </style:style>
    <style:style style:name="T34" style:family="text">
      <style:text-properties fo:color="#000000" style:font-name="Monospace" fo:font-size="10pt" style:font-size-asian="10pt"/>
    </style:style>
    <style:style style:name="T35" style:family="text">
      <style:text-properties fo:color="#000000" style:font-name="Monospace" fo:font-size="10pt" style:text-underline-style="solid" style:text-underline-width="auto" style:text-underline-color="font-color" style:font-size-asian="10pt"/>
    </style:style>
    <style:style style:name="T36" style:family="text">
      <style:text-properties officeooo:rsid="0041f4be"/>
    </style:style>
    <style:style style:name="T37" style:family="text">
      <style:text-properties officeooo:rsid="0043367e"/>
    </style:style>
    <style:style style:name="T38" style:family="text">
      <style:text-properties officeooo:rsid="0043d439"/>
    </style:style>
    <style:style style:name="T39" style:family="text">
      <style:text-properties officeooo:rsid="00460845"/>
    </style:style>
    <style:style style:name="T40" style:family="text">
      <style:text-properties fo:color="#646464" style:font-name="Monospace" fo:font-size="10pt" style:font-size-asian="10pt"/>
    </style:style>
    <style:style style:name="T41" style:family="text">
      <style:text-properties fo:color="#7f0055" style:font-name="Monospace" fo:font-size="10pt" fo:font-weight="bold" style:font-size-asian="10pt" style:font-weight-asian="bold"/>
    </style:style>
    <style:style style:name="T42" style:family="text">
      <style:text-properties fo:color="#6a3e3e" style:font-name="Monospace" fo:font-size="10pt" style:font-size-asian="10pt"/>
    </style:style>
    <style:style style:name="T43" style:family="text">
      <style:text-properties fo:color="#0000c0" style:font-name="Monospace" fo:font-size="10pt" fo:font-style="italic" fo:font-weight="bold" style:font-size-asian="10pt" style:font-style-asian="italic" style:font-weight-asian="bold"/>
    </style:style>
    <style:style style:name="T44" style:family="text">
      <style:text-properties fo:color="#0000c0" style:font-name="Monospace" fo:font-size="10pt" style:font-size-asian="10pt"/>
    </style:style>
    <style:style style:name="T45" style:family="text">
      <style:text-properties fo:color="#2a00ff" style:font-name="Monospace" fo:font-size="10pt" style:font-size-asian="10pt"/>
    </style:style>
    <style:style style:name="T46" style:family="text">
      <style:text-properties fo:color="#2a00ff" style:font-name="Monospace" fo:font-size="10pt" fo:font-style="italic" style:font-size-asian="10pt" style:font-style-asian="italic"/>
    </style:style>
    <style:style style:name="T47" style:family="text">
      <style:text-properties officeooo:rsid="0047bc8e"/>
    </style:style>
    <style:style style:name="T48" style:family="text">
      <style:text-properties officeooo:rsid="0047d039"/>
    </style:style>
    <style:style style:name="T49" style:family="text">
      <style:text-properties officeooo:rsid="00491b6b"/>
    </style:style>
    <style:style style:name="T50" style:family="text">
      <style:text-properties officeooo:rsid="0049298d"/>
    </style:style>
    <style:style style:name="T51" style:family="text">
      <style:text-properties officeooo:rsid="004a2f5d"/>
    </style:style>
    <style:style style:name="T52" style:family="text">
      <style:text-properties officeooo:rsid="004c779c"/>
    </style:style>
    <style:style style:name="T53" style:family="text">
      <style:text-properties fo:color="#008080" style:font-name="Monospace" fo:font-size="10pt" style:font-size-asian="10pt"/>
    </style:style>
    <style:style style:name="T54" style:family="text">
      <style:text-properties fo:color="#3f7f7f" style:font-name="Monospace" fo:font-size="10pt" style:font-size-asian="10pt"/>
    </style:style>
    <style:style style:name="T55" style:family="text">
      <style:text-properties style:font-name="Monospace" fo:font-size="10pt" style:font-size-asian="10pt"/>
    </style:style>
    <style:style style:name="T56" style:family="text">
      <style:text-properties fo:color="#7f007f" style:font-name="Monospace" fo:font-size="10pt" style:font-size-asian="10pt"/>
    </style:style>
    <style:style style:name="T57" style:family="text">
      <style:text-properties fo:color="#3f5fbf" style:font-name="Monospace" fo:font-size="10pt" style:font-size-asian="10pt"/>
    </style:style>
    <style:style style:name="T58" style:family="text">
      <style:text-properties officeooo:rsid="004dfee4"/>
    </style:style>
    <style:style style:name="T59" style:family="text">
      <style:text-properties officeooo:rsid="004fea31"/>
    </style:style>
    <style:style style:name="T60" style:family="text">
      <style:text-properties officeooo:rsid="005244ca"/>
    </style:style>
    <style:style style:name="T61" style:family="text">
      <style:text-properties officeooo:rsid="00533554"/>
    </style:style>
    <style:style style:name="T62" style:family="text">
      <style:text-properties officeooo:rsid="00544b90"/>
    </style:style>
    <style:style style:name="T63" style:family="text">
      <style:text-properties officeooo:rsid="00547a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 web app with websocket</text:p>
      <text:p text:style-name="P6"><text:span text:style-name="T1">Websocket was proposed </text:span><text:span text:style-name="T9">before web2 and actually it is</text:span><text:span text:style-name="T1"> a strong alternative to web2. </text:span><text:span text:style-name="T9">However many developers still are not well familiar with a websocket. </text:span><text:span text:style-name="T1">It is why I want to show clear benefits of using websocket. </text:span><text:span text:style-name="T2">But first, let’s create a web app. What about an app allowing to share links between multiple devices? Sure, currently Apple and Microsoft offer the feature as a standard one of </text:span><text:span text:style-name="T3">an </text:span><text:span text:style-name="T2">ecosystem. </text:span><text:span text:style-name="T4">However let’s create an alternative </text:span><text:span text:style-name="T5">variant </text:span><text:span text:style-name="T4">for </text:span><text:span text:style-name="T10">an </text:span><text:span text:style-name="T4">illustration purpose. </text:span><text:span text:style-name="T5">Which dev framework will be </text:span><text:span text:style-name="T7">an </text:span><text:span text:style-name="T5">ideal? Sure, most people will choose React, but let’s try something different. </text:span><text:span text:style-name="T4"><text:s/></text:span><text:span text:style-name="T2">Webbee </text:span><text:span text:style-name="T6">is an interesting option</text:span><text:span text:style-name="T2">, since eliminate</text:span><text:span text:style-name="T6">s</text:span><text:span text:style-name="T2"> a lot of boilerplate coding. </text:span><text:span text:style-name="T15">But before starting any coding, let’s discuss an architecture of the app.</text:span></text:p>
      <text:h text:style-name="Heading_20_2" text:outline-level="2">Architecture</text:h>
      <text:p text:style-name="P6"><text:span text:style-name="T15">As already was mentioned, the app supposes to sync links between </text:span><text:span text:style-name="T19">different</text:span><text:span text:style-name="T15"> devices. Syncing directly from </text:span><text:span text:style-name="T20">a </text:span><text:span text:style-name="T15">device to </text:span><text:span text:style-name="T20">a</text:span><text:span text:style-name="T15"> device isn’t easy, so a</text:span><text:span text:style-name="T18">n</text:span><text:span text:style-name="T15"> obvious solution is using a sync server. </text:span><text:span text:style-name="T16">Links can be stored on any backend, and SQL one is preferable for a reason of simplicity. A simple app storing links locally </text:span><text:span text:style-name="T17">on a mobile device </text:span><text:span text:style-name="T16">and then transferring them to the server will be required. Links can be reviewed on the server and real time notification (websocket based) that some links changed is used. That’s it. Now we can start </text:span><text:span text:style-name="T20">a </text:span><text:span text:style-name="T16">development.</text:span></text:p>
      <text:h text:style-name="Heading_20_2" text:outline-level="2">Development</text:h>
      <text:p text:style-name="P6">Scaffolding <text:span text:style-name="T6">is </text:span><text:span text:style-name="T7">simplifying </text:span><text:span text:style-name="T32">a starting</text:span><text:span text:style-name="T7"> app development.</text:span><text:span text:style-name="T6"> <text:s/></text:span><text:span text:style-name="T7">Make sure you have 7Bee build tool </text:span><text:span text:style-name="T19">[2] has</text:span><text:span text:style-name="T7"> installed. </text:span><text:span text:style-name="T6">Run an app wizard </text:span><text:span text:style-name="T8">in </text:span><text:span text:style-name="T10">the </text:span><text:span text:style-name="T8">Webbee build directory</text:span><text:span text:style-name="T6">: bee create</text:span></text:p>
      <text:p text:style-name="P2"><text:span text:style-name="T11">You can use the </text:span><text:span text:style-name="T19">article </text:span><text:span text:style-name="T11">[1] to get </text:span><text:span text:style-name="T10">a guide </text:span><text:span text:style-name="T28">of</text:span><text:span text:style-name="T11"> scaffolding. </text:span><text:span text:style-name="T10">As you done with the app initial seeding, switch to its directory and create a table and </text:span><text:span text:style-name="T20">a micro fron</text:span><text:span text:style-name="T28">t</text:span><text:span text:style-name="T20">end</text:span><text:span text:style-name="T12"> table view. </text:span><text:span text:style-name="T20">It ca</text:span><text:span text:style-name="T28">n</text:span><text:span text:style-name="T20"> be done using </text:span><text:span text:style-name="T21">bee create</text:span><text:span text:style-name="T20"> <text:s/>command, but in the application directory. </text:span><text:span text:style-name="T28">I give a short introduction to directories organization of a typical project, which helps you to easy speed up.</text:span></text:p>
      <text:p text:style-name="P7">1.</text:p>
      <text:p text:style-name="P7">root – build and wizard scripts</text:p>
      <text:p text:style-name="P13">- build : a directory where build binaries are generated</text:p>
      <text:p text:style-name="P13">- src : a directory where modifiable project files are stored</text:p>
      <text:p text:style-name="P14">- java : <text:span text:style-name="T30">Java sources</text:span></text:p>
      <text:p text:style-name="P15">- package root directories : <text:span text:style-name="T30">depends on name of an organization and unit</text:span></text:p>
      <text:p text:style-name="P16">- <text:span text:style-name="T29">model : </text:span><text:span text:style-name="T30">package where a project model and data model classes stored</text:span></text:p>
      <text:p text:style-name="P18">- <text:span text:style-name="T29">util : </text:span><text:span text:style-name="T30">util related classes for model classes</text:span></text:p>
      <text:p text:style-name="P16">- <text:span text:style-name="T29">serv : </text:span><text:span text:style-name="T30">micro services classes </text:span><text:span text:style-name="T31">i</text:span><text:span text:style-name="T30">f any</text:span></text:p>
      <text:p text:style-name="P17">- ux : <text:span text:style-name="T30">micro frontend classes</text:span></text:p>
      <text:p text:style-name="P19">- ws : <text:span text:style-name="T30">websocket related classe</text:span><text:span text:style-name="T31">s</text:span></text:p>
      <text:p text:style-name="P14">- js <text:s/>: <text:span text:style-name="T30">JavaScript files</text:span></text:p>
      <text:p text:style-name="P14">- res : <text:span text:style-name="T30">other project resources</text:span></text:p>
      <text:p text:style-name="P15">- <text:span text:style-name="T29">cfg : </text:span><text:span text:style-name="T30">configuration files</text:span></text:p>
      <text:p text:style-name="P15">- <text:span text:style-name="T29">css : </text:span><text:span text:style-name="T30">CSS files</text:span></text:p>
      <text:p text:style-name="P15">- <text:span text:style-name="T29">html : </text:span><text:span text:style-name="T30">HTML files</text:span></text:p>
      <text:p text:style-name="P15">- <text:span text:style-name="T29">image : </text:span><text:span text:style-name="T30">project images</text:span></text:p>
      <text:p text:style-name="P15">- <text:span text:style-name="T29">text : </text:span><text:span text:style-name="T30">text resources, </text:span><text:span text:style-name="T48">create subdirectories with language-country </text:span><text:span text:style-name="T49">name </text:span><text:span text:style-name="T48">for each supported language</text:span></text:p>
      <text:p text:style-name="P15">- <text:span text:style-name="T29">view : </text:span><text:span text:style-name="T30">micro frontends view templates</text:span></text:p>
      <text:p text:style-name="P15"><text:soft-page-break/></text:p>
      <text:p text:style-name="P20">It is recommended to visit all these directories and see what files the app wizard put there.</text:p>
      <text:p text:style-name="P21">2.</text:p>
      <text:p text:style-name="P22"><text:span text:style-name="T39">T</text:span>he project can be built and deployed <text:span text:style-name="T39">j</text:span>ust after <text:span text:style-name="T39">a </text:span>creation. But accessing it from a browser wouldn’t show any useful stuff yet. Therefore, let’s start with adjusting DB schema. Open ….<text:span text:style-name="T39">model/link.java file. And then edit it as below:</text:span></text:p>
      <text:p text:style-name="P28">@DataRelation</text:p>
      <text:p text:style-name="P26"><text:span text:style-name="T41">public</text:span><text:span text:style-name="T34"> </text:span><text:span text:style-name="T41">class</text:span><text:span text:style-name="T34"> link </text:span><text:span text:style-name="T41">extends</text:span><text:span text:style-name="T34"> SimpleCoordinator&lt;SharelinksModel&gt; {</text:span></text:p>
      <text:p text:style-name="P26"><text:span text:style-name="T34"><text:tab/></text:span><text:span text:style-name="T41">public</text:span><text:span text:style-name="T34"> link(SharelinksModel </text:span><text:span text:style-name="T42">m</text:span><text:span text:style-name="T34">) {</text:span></text:p>
      <text:p text:style-name="P26"><text:span text:style-name="T34"><text:tab/><text:tab/></text:span><text:span text:style-name="T41">super</text:span><text:span text:style-name="T34">(</text:span><text:span text:style-name="T42">m</text:span><text:span text:style-name="T34">);</text:span></text:p>
      <text:p text:style-name="P29"><text:tab/>}</text:p>
      <text:p text:style-name="P27"/>
      <text:p text:style-name="P26"><text:span text:style-name="T34"><text:tab/></text:span><text:span text:style-name="T40">@DBField</text:span><text:span text:style-name="T34">(key = </text:span><text:span text:style-name="T41">true</text:span><text:span text:style-name="T34">, auto = 1)</text:span></text:p>
      <text:p text:style-name="P26"><text:span text:style-name="T34"><text:tab/></text:span><text:span text:style-name="T40">@FormField</text:span><text:span text:style-name="T34">(presentType = FieldType.</text:span><text:span text:style-name="T43">Hidden</text:span><text:span text:style-name="T34">)</text:span></text:p>
      <text:p text:style-name="P26"><text:span text:style-name="T34"><text:tab/></text:span><text:span text:style-name="T41">public</text:span><text:span text:style-name="T34"> </text:span><text:span text:style-name="T41">long</text:span><text:span text:style-name="T34"> </text:span><text:span text:style-name="T44">id</text:span><text:span text:style-name="T34">;</text:span></text:p>
      <text:p text:style-name="P29"><text:tab/></text:p>
      <text:p text:style-name="P26"><text:span text:style-name="T34"><text:tab/></text:span><text:span text:style-name="T40">@DBField</text:span><text:span text:style-name="T34">(index = </text:span><text:span text:style-name="T41">true</text:span><text:span text:style-name="T34">)</text:span></text:p>
      <text:p text:style-name="P26"><text:span text:style-name="T34"><text:tab/></text:span><text:span text:style-name="T40">@FormField</text:span><text:span text:style-name="T34">()</text:span></text:p>
      <text:p text:style-name="P26"><text:span text:style-name="T34"><text:tab/></text:span><text:span text:style-name="T41">public</text:span><text:span text:style-name="T34"> </text:span><text:span text:style-name="T41">long</text:span><text:span text:style-name="T34"> </text:span><text:span text:style-name="T44">sync_id</text:span><text:span text:style-name="T34">;</text:span></text:p>
      <text:p text:style-name="P27"/>
      <text:p text:style-name="P26"><text:span text:style-name="T34"><text:tab/></text:span><text:span text:style-name="T40">@DBField</text:span><text:span text:style-name="T34">(size = 200)</text:span></text:p>
      <text:p text:style-name="P26"><text:span text:style-name="T34"><text:tab/></text:span><text:span text:style-name="T40">@FormField</text:span><text:span text:style-name="T34">()</text:span></text:p>
      <text:p text:style-name="P26"><text:span text:style-name="T34"><text:tab/></text:span><text:span text:style-name="T41">public</text:span><text:span text:style-name="T34"> String </text:span><text:span text:style-name="T44">name</text:span><text:span text:style-name="T34">;</text:span></text:p>
      <text:p text:style-name="P29"><text:tab/></text:p>
      <text:p text:style-name="P26"><text:span text:style-name="T34"><text:tab/></text:span><text:span text:style-name="T40">@DBField</text:span><text:span text:style-name="T34">(size = 508,unique=</text:span><text:span text:style-name="T41">true</text:span><text:span text:style-name="T34">)</text:span></text:p>
      <text:p text:style-name="P26"><text:span text:style-name="T34"><text:tab/></text:span><text:span text:style-name="T40">@FormField</text:span></text:p>
      <text:p text:style-name="P26"><text:span text:style-name="T34"><text:tab/></text:span><text:span text:style-name="T41">public</text:span><text:span text:style-name="T34"> String </text:span><text:span text:style-name="T44">link</text:span><text:span text:style-name="T34">;</text:span></text:p>
      <text:p text:style-name="P27"/>
      <text:p text:style-name="P26"><text:span text:style-name="T34"><text:tab/></text:span><text:span text:style-name="T40">@DBField</text:span><text:span text:style-name="T34">(size = 4000)</text:span></text:p>
      <text:p text:style-name="P26"><text:span text:style-name="T34"><text:tab/></text:span><text:span text:style-name="T40">@FormField</text:span><text:span text:style-name="T34">(presentSize = 68, presentRows = 6)</text:span></text:p>
      <text:p text:style-name="P26"><text:span text:style-name="T34"><text:tab/></text:span><text:span text:style-name="T41">public</text:span><text:span text:style-name="T34"> String </text:span><text:span text:style-name="T44">description</text:span><text:span text:style-name="T34">;</text:span></text:p>
      <text:p text:style-name="P27"/>
      <text:p text:style-name="P26"><text:span text:style-name="T34"><text:tab/></text:span><text:span text:style-name="T40">@DBField</text:span><text:span text:style-name="T34">(index=</text:span><text:span text:style-name="T41">true</text:span><text:span text:style-name="T34">)</text:span></text:p>
      <text:p text:style-name="P26"><text:span text:style-name="T34"><text:tab/></text:span><text:span text:style-name="T41">public</text:span><text:span text:style-name="T34"> Date </text:span><text:span text:style-name="T44">updated_date</text:span><text:span text:style-name="T34">;</text:span></text:p>
      <text:p text:style-name="P29"><text:tab/></text:p>
      <text:p text:style-name="P26"><text:span text:style-name="T34"><text:tab/></text:span><text:span text:style-name="T40">@DBField</text:span><text:span text:style-name="T34">(size=160, index=</text:span><text:span text:style-name="T41">true</text:span><text:span text:style-name="T34">)</text:span></text:p>
      <text:p text:style-name="P26"><text:span text:style-name="T34"><text:tab/></text:span><text:span text:style-name="T41">public</text:span><text:span text:style-name="T34"> String <text:s/></text:span><text:span text:style-name="T44">updated_by</text:span><text:span text:style-name="T34">;</text:span></text:p>
      <text:p text:style-name="P29"><text:tab/></text:p>
      <text:p text:style-name="P26"><text:span text:style-name="T34"><text:tab/></text:span><text:span text:style-name="T40">@DBField</text:span></text:p>
      <text:p text:style-name="P26"><text:span text:style-name="T34"><text:tab/></text:span><text:span text:style-name="T41">public</text:span><text:span text:style-name="T34"> Date </text:span><text:span text:style-name="T44">end_date</text:span><text:span text:style-name="T34">;</text:span></text:p>
      <text:p text:style-name="P27"/>
      <text:p text:style-name="P26"><text:span text:style-name="T34"><text:tab/></text:span><text:span text:style-name="T40">@Override</text:span></text:p>
      <text:p text:style-name="P26"><text:span text:style-name="T34"><text:tab/></text:span><text:span text:style-name="T41">public</text:span><text:span text:style-name="T34"> String toString() {</text:span></text:p>
      <text:p text:style-name="P26"><text:span text:style-name="T34"><text:tab/><text:tab/></text:span><text:span text:style-name="T41">return</text:span><text:span text:style-name="T34"> </text:span><text:span text:style-name="T45">"link [id="</text:span><text:span text:style-name="T34"> + </text:span><text:span text:style-name="T44">id</text:span><text:span text:style-name="T34"> + </text:span><text:span text:style-name="T45">", sync_id="</text:span><text:span text:style-name="T34"> + </text:span><text:span text:style-name="T44">sync_id</text:span><text:span text:style-name="T34"> + </text:span><text:span text:style-name="T45">", name="</text:span><text:span text:style-name="T34"> + </text:span><text:span text:style-name="T44">name</text:span><text:span text:style-name="T34"> + </text:span><text:span text:style-name="T45">", link="</text:span><text:span text:style-name="T34"> + </text:span><text:span text:style-name="T44">link</text:span><text:span text:style-name="T34"> + </text:span><text:span text:style-name="T45">", description="</text:span></text:p>
      <text:p text:style-name="P26"><text:span text:style-name="T34"><text:tab/><text:tab/><text:tab/><text:tab/>+ </text:span><text:span text:style-name="T44">description</text:span><text:span text:style-name="T34"> + </text:span><text:span text:style-name="T45">", updated_date="</text:span><text:span text:style-name="T34"> + </text:span><text:span text:style-name="T44">updated_date</text:span><text:span text:style-name="T34"> + </text:span><text:span text:style-name="T45">" / "</text:span><text:span text:style-name="T34"> + </text:span><text:span text:style-name="T44">updated_by</text:span><text:span text:style-name="T34"> + </text:span><text:span text:style-name="T45">", end_date="</text:span><text:span text:style-name="T34"> + </text:span><text:span text:style-name="T44">end_date</text:span><text:span text:style-name="T34"> + </text:span><text:span text:style-name="T45">"]"</text:span><text:span text:style-name="T34">;</text:span></text:p>
      <text:p text:style-name="P29"><text:tab/>}</text:p>
      <text:p text:style-name="P27"/>
      <text:p text:style-name="P30">}</text:p>
      <text:p text:style-name="P22"/>
      <text:p text:style-name="P23">Generally the following info was added in the table:</text:p>
      <text:p text:style-name="P24"><text:span text:style-name="T47">sync_id – </text:span><text:span text:style-name="T50">when a new link added on </text:span><text:span text:style-name="T51">a </text:span><text:span text:style-name="T50">device, it gets some id, but this id can easily conflict with id assigned to other link</text:span><text:span text:style-name="T51">s</text:span><text:span text:style-name="T47"> </text:span><text:span text:style-name="T50">on a different device. Therefore an id assigned by a device considering to be sync id and gets an unique permanent value after first synchronization. Another approach can be used, </text:span><text:soft-page-break/><text:span text:style-name="T50">as defining </text:span><text:span text:style-name="T51">an </text:span><text:span text:style-name="T50">id space which is unique for each device. But getting an unique space can be challenging and </text:span><text:span text:style-name="T61">not discussed further here</text:span><text:span text:style-name="T50">.</text:span></text:p>
      <text:p text:style-name="P25">The rest of added fields <text:span text:style-name="T52">are</text:span> quite self explanatory. <text:span text:style-name="T52">Another file can be edited after – view/links.html. It is a view of links list. </text:span></text:p>
      <text:p text:style-name="P25"><text:span text:style-name="T34"><text:s/></text:span><text:span text:style-name="T53">&lt;</text:span><text:span text:style-name="T54">div</text:span><text:span text:style-name="T55"> </text:span><text:span text:style-name="T56">class</text:span><text:span text:style-name="T34">=</text:span><text:span text:style-name="T46">"form_header"</text:span><text:span text:style-name="T53">&gt;</text:span><text:span text:style-name="T35">@label.title</text:span><text:span text:style-name="T34">@</text:span><text:span text:style-name="T53">&lt;/</text:span><text:span text:style-name="T54">div</text:span><text:span text:style-name="T53">&gt;</text:span></text:p>
      <text:p text:style-name="P27"/>
      <text:p text:style-name="P26"><text:span text:style-name="T53">&lt;</text:span><text:span text:style-name="T54">table</text:span><text:span text:style-name="T55"> </text:span><text:span text:style-name="T56">id</text:span><text:span text:style-name="T34">=</text:span><text:span text:style-name="T46">"links"</text:span><text:span text:style-name="T53">&gt;&lt;</text:span><text:span text:style-name="T54">tr</text:span><text:span text:style-name="T53">&gt;&lt;</text:span><text:span text:style-name="T54">th</text:span><text:span text:style-name="T53">&gt;</text:span><text:span text:style-name="T35">@label.id</text:span><text:span text:style-name="T34">@</text:span><text:span text:style-name="T53">&lt;/</text:span><text:span text:style-name="T54">th</text:span><text:span text:style-name="T53">&gt;</text:span></text:p>
      <text:p text:style-name="P26"><text:span text:style-name="T53">&lt;</text:span><text:span text:style-name="T54">th</text:span><text:span text:style-name="T53">&gt;</text:span><text:span text:style-name="T35">@label.name</text:span><text:span text:style-name="T34">@</text:span><text:span text:style-name="T53">&lt;/</text:span><text:span text:style-name="T54">th</text:span><text:span text:style-name="T53">&gt;</text:span></text:p>
      <text:p text:style-name="P26"><text:span text:style-name="T53">&lt;</text:span><text:span text:style-name="T54">th</text:span><text:span text:style-name="T53">&gt;</text:span><text:span text:style-name="T35">@label.link</text:span><text:span text:style-name="T34">@</text:span><text:span text:style-name="T53">&lt;/</text:span><text:span text:style-name="T54">th</text:span><text:span text:style-name="T53">&gt;</text:span></text:p>
      <text:p text:style-name="P26"><text:span text:style-name="T53">&lt;</text:span><text:span text:style-name="T54">th</text:span><text:span text:style-name="T53">&gt;</text:span><text:span text:style-name="T35">@label.description</text:span><text:span text:style-name="T34">@</text:span><text:span text:style-name="T53">&lt;/</text:span><text:span text:style-name="T54">th</text:span><text:span text:style-name="T53">&gt;</text:span></text:p>
      <text:p text:style-name="P26"><text:span text:style-name="T53">&lt;/</text:span><text:span text:style-name="T54">tr</text:span><text:span text:style-name="T53">&gt;</text:span></text:p>
      <text:p text:style-name="P26"><text:span text:style-name="T35"><text:s text:c="5"/>@model(</text:span><text:span text:style-name="T53">&lt;</text:span><text:span text:style-name="T54">tr</text:span><text:span text:style-name="T53">&gt;</text:span></text:p>
      <text:p text:style-name="P26"><text:span text:style-name="T53">&lt;</text:span><text:span text:style-name="T54">td</text:span><text:span text:style-name="T53">&gt;</text:span><text:span text:style-name="T35">@element.get</text:span><text:span text:style-name="T34">*(ID)*@</text:span><text:span text:style-name="T53">&lt;/</text:span><text:span text:style-name="T54">td</text:span><text:span text:style-name="T53">&gt;</text:span></text:p>
      <text:p text:style-name="P26"><text:span text:style-name="T53">&lt;</text:span><text:span text:style-name="T54">td</text:span><text:span text:style-name="T53">&gt;&lt;</text:span><text:span text:style-name="T54">a</text:span><text:span text:style-name="T55"> </text:span><text:span text:style-name="T56">href</text:span><text:span text:style-name="T34">=</text:span><text:span text:style-name="T46">"@.element.get*(LINK)*@"</text:span><text:span text:style-name="T55"> </text:span><text:span text:style-name="T56">target</text:span><text:span text:style-name="T34">=</text:span><text:span text:style-name="T46">"_blank"</text:span><text:span text:style-name="T53">&gt;</text:span><text:span text:style-name="T35">@element.get</text:span><text:span text:style-name="T34">*(NAME)*@</text:span><text:span text:style-name="T53">&lt;/</text:span><text:span text:style-name="T54">a</text:span><text:span text:style-name="T53">&gt;&lt;/</text:span><text:span text:style-name="T54">td</text:span><text:span text:style-name="T53">&gt;</text:span><text:span text:style-name="T57">&lt;!-- <text:s/>check if encoding required --&gt;</text:span></text:p>
      <text:p text:style-name="P26"><text:span text:style-name="T53">&lt;</text:span><text:span text:style-name="T54">td</text:span><text:span text:style-name="T55"> </text:span><text:span text:style-name="T56">class</text:span><text:span text:style-name="T34">=</text:span><text:span text:style-name="T46">"shrinked"</text:span><text:span text:style-name="T53">&gt;</text:span><text:span text:style-name="T35">@element.get</text:span><text:span text:style-name="T34">*(LINK)*@</text:span><text:span text:style-name="T53">&lt;/</text:span><text:span text:style-name="T54">td</text:span><text:span text:style-name="T53">&gt;</text:span></text:p>
      <text:p text:style-name="P26"><text:span text:style-name="T53">&lt;</text:span><text:span text:style-name="T54">td</text:span><text:span text:style-name="T53">&gt;</text:span><text:span text:style-name="T35">@element.get</text:span><text:span text:style-name="T34">*(DESCRIPTION)*@</text:span><text:span text:style-name="T53">&lt;/</text:span><text:span text:style-name="T54">td</text:span><text:span text:style-name="T53">&gt;</text:span></text:p>
      <text:p text:style-name="P26"><text:span text:style-name="T53">&lt;/</text:span><text:span text:style-name="T54">tr</text:span><text:span text:style-name="T53">&gt;</text:span><text:span text:style-name="T35">)@</text:span></text:p>
      <text:p text:style-name="P25"><text:span text:style-name="T35"><text:s text:c="4"/></text:span><text:span text:style-name="T53">&lt;/</text:span><text:span text:style-name="T54">table</text:span><text:span text:style-name="T53">&gt;</text:span></text:p>
      <text:p text:style-name="Standard">As you can see, it requires a little touch. <text:span text:style-name="T58">The table got id links. The table header got a column labeled as </text:span><text:span text:style-name="T63">the</text:span><text:span text:style-name="T61"> </text:span><text:span text:style-name="T58">link. </text:span><text:span text:style-name="T63">The</text:span><text:span text:style-name="T58"> column name becomes an anchor. </text:span><text:span text:style-name="T63">The</text:span><text:span text:style-name="T58"> column link got class shrinked. That’s all.</text:span></text:p>
      <text:p text:style-name="P12"><text:span text:style-name="T59">Now text/links.properties should be updated. Currently only English is used, but you can add </text:span><text:span text:style-name="T63">other</text:span><text:span text:style-name="T59"> language</text:span><text:span text:style-name="T63">s</text:span><text:span text:style-name="T59">.</text:span></text:p>
      <text:p text:style-name="P9"># put localized labels here</text:p>
      <text:p text:style-name="P9">title=Links</text:p>
      <text:p text:style-name="P9">name=Name</text:p>
      <text:p text:style-name="P9">description=Description</text:p>
      <text:p text:style-name="P9">link=Link</text:p>
      <text:p text:style-name="P9">id=Id</text:p>
      <text:p text:style-name="P11"><text:span text:style-name="T60">And finally css for the links table can be defined. It should be custom css defined in the file </text:span>view/insert/headcss.htmt</text:p>
      <text:p text:style-name="P11">table#links <text:s/>tr:nth-child(even) {background-color: #f2f2f2;}</text:p>
      <text:p text:style-name="P11"/>
      <text:p text:style-name="P11">table#links <text:s/>th {font-size: 1.50em;}</text:p>
      <text:p text:style-name="P11"/>
      <text:p text:style-name="P11">.shrinked {white-space: nowrap;</text:p>
      <text:p text:style-name="P11">overflow: hidden; display: block;</text:p>
      <text:p text:style-name="P11">text-overflow: ellipsis; width:316pt}</text:p>
      <text:p text:style-name="P11"/>
      <text:p text:style-name="P10"><text:span text:style-name="T60">The file is deployed as a part of the project, but empty at beginning, so any content can be provided after for </text:span><text:span text:style-name="T61">a</text:span><text:span text:style-name="T60"> custom css. </text:span><text:span text:style-name="T62">The file has to be added to the project, otherwise its content is getting from Webbee.</text:span></text:p>
      <text:p text:style-name="P31">Most of people are familiar with CRUD REST services, however a different concept is used here. It is called conversational (some other sources call it gossiping protocol). General idea that every party involved n a conversation, just tells what happened on its side. </text:p>
      <text:p text:style-name="P9"/>
      <text:p text:style-name="P9"/>
      <text:p text:style-name="Standard"/>
      <text:h text:style-name="Heading_20_2" text:outline-level="2"><text:soft-page-break/>Security</text:h>
      <text:p text:style-name="P8"><text:span text:style-name="T37">A s</text:span><text:span text:style-name="T22">ecurity is out of consideration for this project. First it is for an illustration </text:span><text:span text:style-name="T24">purpose </text:span><text:span text:style-name="T22">only, and secondary it supposes to run behind of a firewall. However it isn’t complex to make it </text:span><text:span text:style-name="T38">a </text:span><text:span text:style-name="T22">highly secured. Sure it doesn’t use Log4j or other dangerous open source libraries. The sync server has to be switched to SSL. </text:span><text:span text:style-name="T23">A security token at least 32 bytes length has to be generated to secure a device to the server protocol. </text:span><text:span text:style-name="T24">And finally, if you want even to secure a display of links, a servlet filter can be added. </text:span><text:span text:style-name="T33">The filter should provide an access to the micro frontend </text:span>Schemainit <text:span text:style-name="T36">to an</text:span><text:span text:style-name="T33"> admin user, or better to remove the frontend implementation class at all </text:span><text:span text:style-name="T36">before a mass deplyment</text:span><text:span text:style-name="T33">. </text:span><text:span text:style-name="T24">But wait, what about websocket? </text:span><text:span text:style-name="T25">Obviously it uses SSL too, so you need to secure only a handshaking part. Since a connection is initiated by a client, it should pass </text:span><text:span text:style-name="T26">some authentication token. Ideally, the token shouldn’t be a part of a web page to avoid its skimming. A good news that websocket connection started from https request, and the request carries all already established cookies. So </text:span><text:span text:style-name="T27">a </text:span><text:span text:style-name="T26">websocket </text:span><text:span text:style-name="T27">handshaking procedure has to be customized to extract the cookies and authenticate a connection. Implementation details can be requested from the author of the article.</text:span></text:p>
      <text:p text:style-name="P1"/>
      <text:h text:style-name="Heading_20_2" text:outline-level="2">References</text:h>
      <text:p text:style-name="P1">1. Webbee to create a web app project <text:a xlink:type="simple" xlink:href="https://www.linkedin.com/pulse/spa-multi-page-web-application-dmitriy-rogatkin/" text:style-name="Internet_20_link" text:visited-style-name="Visited_20_Internet_20_Link">https://www.linkedin.com/pulse/spa-multi-page-web-application-dmitriy-rogatkin/</text:a></text:p>
      <text:p text:style-name="P3">2. 7Bee <text:a xlink:type="simple" xlink:href="https://github.com/drogatkin/7Bee" text:style-name="Internet_20_link" text:visited-style-name="Visited_20_Internet_20_Link">https://github.com/drogatkin/7Bee</text:a></text:p>
      <text:p text:style-name="P3">3. Webbee <text:a xlink:type="simple" xlink:href="https://github.com/drogatkin/Webbee" text:style-name="Internet_20_link" text:visited-style-name="Visited_20_Internet_20_Link">https://github.com/drogatkin/Webbee</text:a> and dependencies Aldan3 JDO <text:a xlink:type="simple" xlink:href="https://github.com/drogatkin/aldan3-jdo" text:style-name="Internet_20_link" text:visited-style-name="Visited_20_Internet_20_Link">https://github.com/drogatkin/aldan3-jdo</text:a> , <text:span text:style-name="T13">Aldan3 </text:span><text:a xlink:type="simple" xlink:href="https://github.com/drogatkin/aldan3" text:style-name="Internet_20_link" text:visited-style-name="Visited_20_Internet_20_Link"><text:span text:style-name="T13">https://github.com/drogatkin/aldan3</text:span></text:a></text:p>
      <text:p text:style-name="P4">4. Buzzbee <text:a xlink:type="simple" xlink:href="https://github.com/drogatkin/Buzzbee/tree/master" text:style-name="Internet_20_link" text:visited-style-name="Visited_20_Internet_20_Link">https://github.com/drogatkin/Buzzbee/tree/master</text:a></text:p>
      <text:p text:style-name="P4">5. Sharelinks <text:a xlink:type="simple" xlink:href="https://github.com/drogatkin/sharelinks" text:style-name="Internet_20_link" text:visited-style-name="Visited_20_Internet_20_Link">https://github.com/drogatkin/sharelinks</text:a></text:p>
      <text:p text:style-name="P5">6. Pertusin mobile framework https://github.com/drogatkin/pertusin</text:p>
      <text:p text:style-name="P4"><text:span text:style-name="T14">7</text:span>. MyLinks <text:a xlink:type="simple" xlink:href="https://github.com/drogatkin/SharableLinks/tree/master" text:style-name="Internet_20_link" text:visited-style-name="Visited_20_Internet_20_Link">https://github.com/drogatkin/SharableLinks/tree/master</text:a></text:p>
      <text:p text:style-name="P5">8. TJWS <text:a xlink:type="simple" xlink:href="https://github.com/drogatkin/TJWS2" text:style-name="Internet_20_link" text:visited-style-name="Visited_20_Internet_20_Link">https://github.com/drogatkin/TJWS2</text:a></text:p>
      <text:p text:style-name="P5"/>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7:01:02.805627839</meta:creation-date>
    <dc:date>2021-12-17T17:48:52.564733381</dc:date>
    <meta:editing-duration>P3DT4H47M41S</meta:editing-duration>
    <meta:editing-cycles>27</meta:editing-cycles>
    <meta:generator>LibreOffice/6.4.7.2$Linux_X86_64 LibreOffice_project/40$Build-2</meta:generator>
    <meta:document-statistic meta:table-count="0" meta:image-count="0" meta:object-count="0" meta:page-count="4" meta:paragraph-count="108" meta:word-count="1218" meta:character-count="7944" meta:non-whitespace-character-count="6770"/>
  </office:meta>
</office:document-meta>
</file>